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calculation-settings>
        <table:iteration table:status="enable" table:steps="500"/>
      </table:calculation-settings>
      <table:table table:name="Openness_OCSVME_W3G_KI04_2016_12_09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520473631" calcext:value-type="float">
            <text:p>0.46520473631</text:p>
          </table:table-cell>
          <table:table-cell office:value-type="float" office:value="0.391651179703" calcext:value-type="float">
            <text:p>0.391651179703</text:p>
          </table:table-cell>
          <table:table-cell office:value-type="float" office:value="0.186202" calcext:value-type="float">
            <text:p>0.186202</text:p>
          </table:table-cell>
          <table:table-cell office:value-type="float" office:value="0.448363854494" calcext:value-type="float">
            <text:p>0.448363854494</text:p>
          </table:table-cell>
          <table:table-cell office:value-type="float" office:value="0.425270994514" calcext:value-type="float">
            <text:p>0.4252709945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2404288975" calcext:value-type="float">
            <text:p>0.342404288975</text:p>
          </table:table-cell>
          <table:table-cell office:value-type="float" office:value="0.379269716564" calcext:value-type="float">
            <text:p>0.379269716564</text:p>
          </table:table-cell>
          <table:table-cell office:value-type="float" office:value="0.138364" calcext:value-type="float">
            <text:p>0.138364</text:p>
          </table:table-cell>
          <table:table-cell office:value-type="float" office:value="0.34919267019" calcext:value-type="float">
            <text:p>0.34919267019</text:p>
          </table:table-cell>
          <table:table-cell office:value-type="float" office:value="0.359895400508" calcext:value-type="float">
            <text:p>0.3598954005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9489990382" calcext:value-type="float">
            <text:p>0.339489990382</text:p>
          </table:table-cell>
          <table:table-cell office:value-type="float" office:value="0.390716465878" calcext:value-type="float">
            <text:p>0.390716465878</text:p>
          </table:table-cell>
          <table:table-cell office:value-type="float" office:value="0.129257" calcext:value-type="float">
            <text:p>0.129257</text:p>
          </table:table-cell>
          <table:table-cell office:value-type="float" office:value="0.348631747766" calcext:value-type="float">
            <text:p>0.348631747766</text:p>
          </table:table-cell>
          <table:table-cell office:value-type="float" office:value="0.36330637207" calcext:value-type="float">
            <text:p>0.3633063720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83556817254" calcext:value-type="float">
            <text:p>0.383556817254</text:p>
          </table:table-cell>
          <table:table-cell office:value-type="float" office:value="0.351466584446" calcext:value-type="float">
            <text:p>0.351466584446</text:p>
          </table:table-cell>
          <table:table-cell office:value-type="float" office:value="0.141819" calcext:value-type="float">
            <text:p>0.141819</text:p>
          </table:table-cell>
          <table:table-cell office:value-type="float" office:value="0.376678384098" calcext:value-type="float">
            <text:p>0.376678384098</text:p>
          </table:table-cell>
          <table:table-cell office:value-type="float" office:value="0.366811190472" calcext:value-type="float">
            <text:p>0.366811190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96435025654" calcext:value-type="float">
            <text:p>0.396435025654</text:p>
          </table:table-cell>
          <table:table-cell office:value-type="float" office:value="0.373828637755" calcext:value-type="float">
            <text:p>0.373828637755</text:p>
          </table:table-cell>
          <table:table-cell office:value-type="float" office:value="0.158992" calcext:value-type="float">
            <text:p>0.158992</text:p>
          </table:table-cell>
          <table:table-cell office:value-type="float" office:value="0.391697631193" calcext:value-type="float">
            <text:p>0.391697631193</text:p>
          </table:table-cell>
          <table:table-cell office:value-type="float" office:value="0.384800095445" calcext:value-type="float">
            <text:p>0.3848000954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69186541884" calcext:value-type="float">
            <text:p>0.469186541884</text:p>
          </table:table-cell>
          <table:table-cell office:value-type="float" office:value="0.394848788875" calcext:value-type="float">
            <text:p>0.394848788875</text:p>
          </table:table-cell>
          <table:table-cell office:value-type="float" office:value="0.18835" calcext:value-type="float">
            <text:p>0.18835</text:p>
          </table:table-cell>
          <table:table-cell office:value-type="float" office:value="0.452160970822" calcext:value-type="float">
            <text:p>0.452160970822</text:p>
          </table:table-cell>
          <table:table-cell office:value-type="float" office:value="0.428819820728" calcext:value-type="float">
            <text:p>0.4288198207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396031375519" calcext:value-type="float">
            <text:p>0.396031375519</text:p>
          </table:table-cell>
          <table:table-cell office:value-type="float" office:value="0.368978845815" calcext:value-type="float">
            <text:p>0.368978845815</text:p>
          </table:table-cell>
          <table:table-cell office:value-type="float" office:value="0.153675" calcext:value-type="float">
            <text:p>0.153675</text:p>
          </table:table-cell>
          <table:table-cell office:value-type="float" office:value="0.390308108818" calcext:value-type="float">
            <text:p>0.390308108818</text:p>
          </table:table-cell>
          <table:table-cell office:value-type="float" office:value="0.382026790677" calcext:value-type="float">
            <text:p>0.3820267906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339792972403" calcext:value-type="float">
            <text:p>0.339792972403</text:p>
          </table:table-cell>
          <table:table-cell office:value-type="float" office:value="0.350056971337" calcext:value-type="float">
            <text:p>0.350056971337</text:p>
          </table:table-cell>
          <table:table-cell office:value-type="float" office:value="0.128747" calcext:value-type="float">
            <text:p>0.128747</text:p>
          </table:table-cell>
          <table:table-cell office:value-type="float" office:value="0.341797336139" calcext:value-type="float">
            <text:p>0.341797336139</text:p>
          </table:table-cell>
          <table:table-cell office:value-type="float" office:value="0.344848614921" calcext:value-type="float">
            <text:p>0.344848614921</text:p>
          </table:table-cell>
        </table:table-row>
        <table:table-row table:style-name="ro1">
          <table:table-cell table:number-columns-repeated="5"/>
          <table:table-cell table:style-name="ce1" table:formula="of:=AVERAGE([.F1:.F8])" office:value-type="float" office:value="0.391512718547625" calcext:value-type="float">
            <text:p>0.391512718547625</text:p>
          </table:table-cell>
          <table:table-cell table:style-name="ce1" table:formula="of:=AVERAGE([.G1:.G8])" office:value-type="float" office:value="0.375102148796625" calcext:value-type="float">
            <text:p>0.375102148796625</text:p>
          </table:table-cell>
          <table:table-cell table:style-name="ce1" table:formula="of:=AVERAGE([.H1:.H8])" office:value-type="float" office:value="0.15317575" calcext:value-type="float">
            <text:p>0.15317575</text:p>
          </table:table-cell>
          <table:table-cell table:style-name="ce1" table:formula="of:=AVERAGE([.I1:.I8])" office:value-type="float" office:value="0.38735383794" calcext:value-type="float">
            <text:p>0.38735383794</text:p>
          </table:table-cell>
          <table:table-cell table:style-name="ce1" table:formula="of:=AVERAGE([.J1:.J8])" office:value-type="float" office:value="0.381972409916875" calcext:value-type="float">
            <text:p>0.381972409916875</text:p>
          </table:table-cell>
        </table:table-row>
        <table:table-row table:style-name="ro1">
          <table:table-cell table:number-columns-repeated="5"/>
          <table:table-cell table:style-name="ce2" table:formula="of:=STDEV([.F1:.F8])/SQRT(8)" office:value-type="float" office:value="0.0185956092595985" calcext:value-type="float">
            <text:p>0.018595609259599</text:p>
          </table:table-cell>
          <table:table-cell table:style-name="ce2" table:formula="of:=STDEV([.G1:.G8])/SQRT(8)" office:value-type="float" office:value="0.00619618722521155" calcext:value-type="float">
            <text:p>0.006196187225212</text:p>
          </table:table-cell>
          <table:table-cell table:style-name="ce2" table:formula="of:=STDEV([.H1:.H8])/SQRT(8)" office:value-type="float" office:value="0.00832302443687304" calcext:value-type="float">
            <text:p>0.008323024436873</text:p>
          </table:table-cell>
          <table:table-cell table:style-name="ce2" table:formula="of:=STDEV([.I1:.I8])/SQRT(8)" office:value-type="float" office:value="0.0152916982677776" calcext:value-type="float">
            <text:p>0.015291698267778</text:p>
          </table:table-cell>
          <table:table-cell table:style-name="ce2" table:formula="of:=STDEV([.J1:.J8])/SQRT(8)" office:value-type="float" office:value="0.0107912829683977" calcext:value-type="float">
            <text:p>0.01079128296839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9251023346" calcext:value-type="float">
            <text:p>0.369251023346</text:p>
          </table:table-cell>
          <table:table-cell office:value-type="float" office:value="0.40329099472" calcext:value-type="float">
            <text:p>0.40329099472</text:p>
          </table:table-cell>
          <table:table-cell office:value-type="float" office:value="0.176286" calcext:value-type="float">
            <text:p>0.176286</text:p>
          </table:table-cell>
          <table:table-cell office:value-type="float" office:value="0.375591418395" calcext:value-type="float">
            <text:p>0.375591418395</text:p>
          </table:table-cell>
          <table:table-cell office:value-type="float" office:value="0.385521069467" calcext:value-type="float">
            <text:p>0.38552106946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4302896211" calcext:value-type="float">
            <text:p>0.294302896211</text:p>
          </table:table-cell>
          <table:table-cell office:value-type="float" office:value="0.381595648774" calcext:value-type="float">
            <text:p>0.381595648774</text:p>
          </table:table-cell>
          <table:table-cell office:value-type="float" office:value="0.117694" calcext:value-type="float">
            <text:p>0.117694</text:p>
          </table:table-cell>
          <table:table-cell office:value-type="float" office:value="0.308413246417" calcext:value-type="float">
            <text:p>0.308413246417</text:p>
          </table:table-cell>
          <table:table-cell office:value-type="float" office:value="0.332312313583" calcext:value-type="float">
            <text:p>0.3323123135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7383226182" calcext:value-type="float">
            <text:p>0.37383226182</text:p>
          </table:table-cell>
          <table:table-cell office:value-type="float" office:value="0.402688799296" calcext:value-type="float">
            <text:p>0.402688799296</text:p>
          </table:table-cell>
          <table:table-cell office:value-type="float" office:value="0.175188" calcext:value-type="float">
            <text:p>0.175188</text:p>
          </table:table-cell>
          <table:table-cell office:value-type="float" office:value="0.379267902675" calcext:value-type="float">
            <text:p>0.379267902675</text:p>
          </table:table-cell>
          <table:table-cell office:value-type="float" office:value="0.387724357235" calcext:value-type="float">
            <text:p>0.3877243572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07349234237" calcext:value-type="float">
            <text:p>0.307349234237</text:p>
          </table:table-cell>
          <table:table-cell office:value-type="float" office:value="0.401618991546" calcext:value-type="float">
            <text:p>0.401618991546</text:p>
          </table:table-cell>
          <table:table-cell office:value-type="float" office:value="0.148683" calcext:value-type="float">
            <text:p>0.148683</text:p>
          </table:table-cell>
          <table:table-cell office:value-type="float" office:value="0.322488410853" calcext:value-type="float">
            <text:p>0.322488410853</text:p>
          </table:table-cell>
          <table:table-cell office:value-type="float" office:value="0.348216704269" calcext:value-type="float">
            <text:p>0.34821670426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07521864701" calcext:value-type="float">
            <text:p>0.307521864701</text:p>
          </table:table-cell>
          <table:table-cell office:value-type="float" office:value="0.439153119442" calcext:value-type="float">
            <text:p>0.439153119442</text:p>
          </table:table-cell>
          <table:table-cell office:value-type="float" office:value="0.157119" calcext:value-type="float">
            <text:p>0.157119</text:p>
          </table:table-cell>
          <table:table-cell office:value-type="float" office:value="0.32713274374" calcext:value-type="float">
            <text:p>0.32713274374</text:p>
          </table:table-cell>
          <table:table-cell office:value-type="float" office:value="0.361734862016" calcext:value-type="float">
            <text:p>0.3617348620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307338286431" calcext:value-type="float">
            <text:p>0.307338286431</text:p>
          </table:table-cell>
          <table:table-cell office:value-type="float" office:value="0.39476439455" calcext:value-type="float">
            <text:p>0.39476439455</text:p>
          </table:table-cell>
          <table:table-cell office:value-type="float" office:value="0.114671" calcext:value-type="float">
            <text:p>0.114671</text:p>
          </table:table-cell>
          <table:table-cell office:value-type="float" office:value="0.321582057191" calcext:value-type="float">
            <text:p>0.321582057191</text:p>
          </table:table-cell>
          <table:table-cell office:value-type="float" office:value="0.345608173424" calcext:value-type="float">
            <text:p>0.3456081734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286930044935" calcext:value-type="float">
            <text:p>0.286930044935</text:p>
          </table:table-cell>
          <table:table-cell office:value-type="float" office:value="0.353158215391" calcext:value-type="float">
            <text:p>0.353158215391</text:p>
          </table:table-cell>
          <table:table-cell office:value-type="float" office:value="0.118033" calcext:value-type="float">
            <text:p>0.118033</text:p>
          </table:table-cell>
          <table:table-cell office:value-type="float" office:value="0.298111067922" calcext:value-type="float">
            <text:p>0.298111067922</text:p>
          </table:table-cell>
          <table:table-cell office:value-type="float" office:value="0.316617906911" calcext:value-type="float">
            <text:p>0.3166179069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327063159542" calcext:value-type="float">
            <text:p>0.327063159542</text:p>
          </table:table-cell>
          <table:table-cell office:value-type="float" office:value="0.399069652359" calcext:value-type="float">
            <text:p>0.399069652359</text:p>
          </table:table-cell>
          <table:table-cell office:value-type="float" office:value="0.122344" calcext:value-type="float">
            <text:p>0.122344</text:p>
          </table:table-cell>
          <table:table-cell office:value-type="float" office:value="0.339307822154" calcext:value-type="float">
            <text:p>0.339307822154</text:p>
          </table:table-cell>
          <table:table-cell office:value-type="float" office:value="0.359496167199" calcext:value-type="float">
            <text:p>0.359496167199</text:p>
          </table:table-cell>
        </table:table-row>
        <table:table-row table:style-name="ro1">
          <table:table-cell table:number-columns-repeated="5"/>
          <table:table-cell table:style-name="ce1" table:formula="of:=AVERAGE([.F12:.F19])" office:value-type="float" office:value="0.321698596402875" calcext:value-type="float">
            <text:p>0.321698596402875</text:p>
          </table:table-cell>
          <table:table-cell table:style-name="ce1" table:formula="of:=AVERAGE([.G12:.G19])" office:value-type="float" office:value="0.39691747700975" calcext:value-type="float">
            <text:p>0.39691747700975</text:p>
          </table:table-cell>
          <table:table-cell table:style-name="ce1" table:formula="of:=AVERAGE([.H12:.H19])" office:value-type="float" office:value="0.14125225" calcext:value-type="float">
            <text:p>0.14125225</text:p>
          </table:table-cell>
          <table:table-cell table:style-name="ce1" table:formula="of:=AVERAGE([.I12:.I19])" office:value-type="float" office:value="0.333986833668375" calcext:value-type="float">
            <text:p>0.333986833668375</text:p>
          </table:table-cell>
          <table:table-cell table:style-name="ce1" table:formula="of:=AVERAGE([.J12:.J19])" office:value-type="float" office:value="0.354653944263" calcext:value-type="float">
            <text:p>0.354653944263</text:p>
          </table:table-cell>
        </table:table-row>
        <table:table-row table:style-name="ro1">
          <table:table-cell table:number-columns-repeated="5"/>
          <table:table-cell table:style-name="ce2" table:formula="of:=STDEV([.F12:.F19])/SQRT(8)" office:value-type="float" office:value="0.0116346234320084" calcext:value-type="float">
            <text:p>0.011634623432008</text:p>
          </table:table-cell>
          <table:table-cell table:style-name="ce2" table:formula="of:=STDEV([.G12:.G19])/SQRT(8)" office:value-type="float" office:value="0.00849241535582793" calcext:value-type="float">
            <text:p>0.008492415355828</text:p>
          </table:table-cell>
          <table:table-cell table:style-name="ce2" table:formula="of:=STDEV([.H12:.H19])/SQRT(8)" office:value-type="float" office:value="0.00930070854779739" calcext:value-type="float">
            <text:p>0.009300708547797</text:p>
          </table:table-cell>
          <table:table-cell table:style-name="ce2" table:formula="of:=STDEV([.I12:.I19])/SQRT(8)" office:value-type="float" office:value="0.0104229993689739" calcext:value-type="float">
            <text:p>0.010422999368974</text:p>
          </table:table-cell>
          <table:table-cell table:style-name="ce2" table:formula="of:=STDEV([.J12:.J19])/SQRT(8)" office:value-type="float" office:value="0.00864908209351578" calcext:value-type="float">
            <text:p>0.0086490820935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01154931572" calcext:value-type="float">
            <text:p>0.301154931572</text:p>
          </table:table-cell>
          <table:table-cell office:value-type="float" office:value="0.404353839736" calcext:value-type="float">
            <text:p>0.404353839736</text:p>
          </table:table-cell>
          <table:table-cell office:value-type="float" office:value="0.146551" calcext:value-type="float">
            <text:p>0.146551</text:p>
          </table:table-cell>
          <table:table-cell office:value-type="float" office:value="0.317353900294" calcext:value-type="float">
            <text:p>0.317353900294</text:p>
          </table:table-cell>
          <table:table-cell office:value-type="float" office:value="0.345206630701" calcext:value-type="float">
            <text:p>0.34520663070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00260207086" calcext:value-type="float">
            <text:p>0.300260207086</text:p>
          </table:table-cell>
          <table:table-cell office:value-type="float" office:value="0.36283167113" calcext:value-type="float">
            <text:p>0.36283167113</text:p>
          </table:table-cell>
          <table:table-cell office:value-type="float" office:value="0.117571" calcext:value-type="float">
            <text:p>0.117571</text:p>
          </table:table-cell>
          <table:table-cell office:value-type="float" office:value="0.310986321127" calcext:value-type="float">
            <text:p>0.310986321127</text:p>
          </table:table-cell>
          <table:table-cell office:value-type="float" office:value="0.328593717673" calcext:value-type="float">
            <text:p>0.32859371767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09505876318" calcext:value-type="float">
            <text:p>0.309505876318</text:p>
          </table:table-cell>
          <table:table-cell office:value-type="float" office:value="0.376244267226" calcext:value-type="float">
            <text:p>0.376244267226</text:p>
          </table:table-cell>
          <table:table-cell office:value-type="float" office:value="0.119436" calcext:value-type="float">
            <text:p>0.119436</text:p>
          </table:table-cell>
          <table:table-cell office:value-type="float" office:value="0.320889793823" calcext:value-type="float">
            <text:p>0.320889793823</text:p>
          </table:table-cell>
          <table:table-cell office:value-type="float" office:value="0.339627523913" calcext:value-type="float">
            <text:p>0.3396275239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19609005115" calcext:value-type="float">
            <text:p>0.319609005115</text:p>
          </table:table-cell>
          <table:table-cell office:value-type="float" office:value="0.406179256179" calcext:value-type="float">
            <text:p>0.406179256179</text:p>
          </table:table-cell>
          <table:table-cell office:value-type="float" office:value="0.144822" calcext:value-type="float">
            <text:p>0.144822</text:p>
          </table:table-cell>
          <table:table-cell office:value-type="float" office:value="0.33383945381" calcext:value-type="float">
            <text:p>0.33383945381</text:p>
          </table:table-cell>
          <table:table-cell office:value-type="float" office:value="0.357731186598" calcext:value-type="float">
            <text:p>0.3577311865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01176821883" calcext:value-type="float">
            <text:p>0.301176821883</text:p>
          </table:table-cell>
          <table:table-cell office:value-type="float" office:value="0.430999684642" calcext:value-type="float">
            <text:p>0.430999684642</text:p>
          </table:table-cell>
          <table:table-cell office:value-type="float" office:value="0.149751" calcext:value-type="float">
            <text:p>0.149751</text:p>
          </table:table-cell>
          <table:table-cell office:value-type="float" office:value="0.320483610873" calcext:value-type="float">
            <text:p>0.320483610873</text:p>
          </table:table-cell>
          <table:table-cell office:value-type="float" office:value="0.354578750059" calcext:value-type="float">
            <text:p>0.35457875005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83853781298" calcext:value-type="float">
            <text:p>0.283853781298</text:p>
          </table:table-cell>
          <table:table-cell office:value-type="float" office:value="0.387965404491" calcext:value-type="float">
            <text:p>0.387965404491</text:p>
          </table:table-cell>
          <table:table-cell office:value-type="float" office:value="0.110798" calcext:value-type="float">
            <text:p>0.110798</text:p>
          </table:table-cell>
          <table:table-cell office:value-type="float" office:value="0.299952397637" calcext:value-type="float">
            <text:p>0.299952397637</text:p>
          </table:table-cell>
          <table:table-cell office:value-type="float" office:value="0.32784251896" calcext:value-type="float">
            <text:p>0.327842518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304789506185" calcext:value-type="float">
            <text:p>0.304789506185</text:p>
          </table:table-cell>
          <table:table-cell office:value-type="float" office:value="0.431728408803" calcext:value-type="float">
            <text:p>0.431728408803</text:p>
          </table:table-cell>
          <table:table-cell office:value-type="float" office:value="0.151513" calcext:value-type="float">
            <text:p>0.151513</text:p>
          </table:table-cell>
          <table:table-cell office:value-type="float" office:value="0.323832468051" calcext:value-type="float">
            <text:p>0.323832468051</text:p>
          </table:table-cell>
          <table:table-cell office:value-type="float" office:value="0.357319994116" calcext:value-type="float">
            <text:p>0.35731999411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272889811888" calcext:value-type="float">
            <text:p>0.272889811888</text:p>
          </table:table-cell>
          <table:table-cell office:value-type="float" office:value="0.380636667137" calcext:value-type="float">
            <text:p>0.380636667137</text:p>
          </table:table-cell>
          <table:table-cell office:value-type="float" office:value="0.107874" calcext:value-type="float">
            <text:p>0.107874</text:p>
          </table:table-cell>
          <table:table-cell office:value-type="float" office:value="0.289266341707" calcext:value-type="float">
            <text:p>0.289266341707</text:p>
          </table:table-cell>
          <table:table-cell office:value-type="float" office:value="0.317881132063" calcext:value-type="float">
            <text:p>0.317881132063</text:p>
          </table:table-cell>
        </table:table-row>
        <table:table-row table:style-name="ro1">
          <table:table-cell table:number-columns-repeated="5"/>
          <table:table-cell table:style-name="ce1" table:formula="of:=AVERAGE([.F23:.F30])" office:value-type="float" office:value="0.299154992668125" calcext:value-type="float">
            <text:p>0.299154992668125</text:p>
          </table:table-cell>
          <table:table-cell table:style-name="ce1" table:formula="of:=AVERAGE([.G23:.G30])" office:value-type="float" office:value="0.397617399918" calcext:value-type="float">
            <text:p>0.397617399918</text:p>
          </table:table-cell>
          <table:table-cell table:style-name="ce1" table:formula="of:=AVERAGE([.H23:.H30])" office:value-type="float" office:value="0.1310395" calcext:value-type="float">
            <text:p>0.1310395</text:p>
          </table:table-cell>
          <table:table-cell table:style-name="ce1" table:formula="of:=AVERAGE([.I23:.I30])" office:value-type="float" office:value="0.31457553591525" calcext:value-type="float">
            <text:p>0.31457553591525</text:p>
          </table:table-cell>
          <table:table-cell table:style-name="ce1" table:formula="of:=AVERAGE([.J23:.J30])" office:value-type="float" office:value="0.341097681760375" calcext:value-type="float">
            <text:p>0.341097681760375</text:p>
          </table:table-cell>
        </table:table-row>
        <table:table-row table:style-name="ro1">
          <table:table-cell table:number-columns-repeated="5"/>
          <table:table-cell table:style-name="ce2" table:formula="of:=STDEV([.F23:.F30])/SQRT(8)" office:value-type="float" office:value="0.00515916486664879" calcext:value-type="float">
            <text:p>0.005159164866649</text:p>
          </table:table-cell>
          <table:table-cell table:style-name="ce2" table:formula="of:=STDEV([.G23:.G30])/SQRT(8)" office:value-type="float" office:value="0.0089092517066801" calcext:value-type="float">
            <text:p>0.00890925170668</text:p>
          </table:table-cell>
          <table:table-cell table:style-name="ce2" table:formula="of:=STDEV([.H23:.H30])/SQRT(8)" office:value-type="float" office:value="0.00663089197565887" calcext:value-type="float">
            <text:p>0.006630891975659</text:p>
          </table:table-cell>
          <table:table-cell table:style-name="ce2" table:formula="of:=STDEV([.I23:.I30])/SQRT(8)" office:value-type="float" office:value="0.00501169664714199" calcext:value-type="float">
            <text:p>0.005011696647142</text:p>
          </table:table-cell>
          <table:table-cell table:style-name="ce2" table:formula="of:=STDEV([.J23:.J30])/SQRT(8)" office:value-type="float" office:value="0.0053646953846509" calcext:value-type="float">
            <text:p>0.00536469538465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00332652167" calcext:value-type="float">
            <text:p>0.300332652167</text:p>
          </table:table-cell>
          <table:table-cell office:value-type="float" office:value="0.460966745673" calcext:value-type="float">
            <text:p>0.460966745673</text:p>
          </table:table-cell>
          <table:table-cell office:value-type="float" office:value="0.127124" calcext:value-type="float">
            <text:p>0.127124</text:p>
          </table:table-cell>
          <table:table-cell office:value-type="float" office:value="0.322832265798" calcext:value-type="float">
            <text:p>0.322832265798</text:p>
          </table:table-cell>
          <table:table-cell office:value-type="float" office:value="0.363702810436" calcext:value-type="float">
            <text:p>0.36370281043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9484554593" calcext:value-type="float">
            <text:p>0.29484554593</text:p>
          </table:table-cell>
          <table:table-cell office:value-type="float" office:value="0.438728089584" calcext:value-type="float">
            <text:p>0.438728089584</text:p>
          </table:table-cell>
          <table:table-cell office:value-type="float" office:value="0.12839" calcext:value-type="float">
            <text:p>0.12839</text:p>
          </table:table-cell>
          <table:table-cell office:value-type="float" office:value="0.315542198469" calcext:value-type="float">
            <text:p>0.315542198469</text:p>
          </table:table-cell>
          <table:table-cell office:value-type="float" office:value="0.352676314485" calcext:value-type="float">
            <text:p>0.35267631448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9603486905" calcext:value-type="float">
            <text:p>0.29603486905</text:p>
          </table:table-cell>
          <table:table-cell office:value-type="float" office:value="0.41320968221" calcext:value-type="float">
            <text:p>0.41320968221</text:p>
          </table:table-cell>
          <table:table-cell office:value-type="float" office:value="0.14137" calcext:value-type="float">
            <text:p>0.14137</text:p>
          </table:table-cell>
          <table:table-cell office:value-type="float" office:value="0.313833781461" calcext:value-type="float">
            <text:p>0.313833781461</text:p>
          </table:table-cell>
          <table:table-cell office:value-type="float" office:value="0.344943007164" calcext:value-type="float">
            <text:p>0.3449430071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314822928186" calcext:value-type="float">
            <text:p>0.314822928186</text:p>
          </table:table-cell>
          <table:table-cell office:value-type="float" office:value="0.449387727214" calcext:value-type="float">
            <text:p>0.449387727214</text:p>
          </table:table-cell>
          <table:table-cell office:value-type="float" office:value="0.144425" calcext:value-type="float">
            <text:p>0.144425</text:p>
          </table:table-cell>
          <table:table-cell office:value-type="float" office:value="0.334878130215" calcext:value-type="float">
            <text:p>0.334878130215</text:p>
          </table:table-cell>
          <table:table-cell office:value-type="float" office:value="0.370258015045" calcext:value-type="float">
            <text:p>0.3702580150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307260393071" calcext:value-type="float">
            <text:p>0.307260393071</text:p>
          </table:table-cell>
          <table:table-cell office:value-type="float" office:value="0.450710087749" calcext:value-type="float">
            <text:p>0.450710087749</text:p>
          </table:table-cell>
          <table:table-cell office:value-type="float" office:value="0.130941" calcext:value-type="float">
            <text:p>0.130941</text:p>
          </table:table-cell>
          <table:table-cell office:value-type="float" office:value="0.328148689374" calcext:value-type="float">
            <text:p>0.328148689374</text:p>
          </table:table-cell>
          <table:table-cell office:value-type="float" office:value="0.365410955247" calcext:value-type="float">
            <text:p>0.3654109552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261192981239" calcext:value-type="float">
            <text:p>0.261192981239</text:p>
          </table:table-cell>
          <table:table-cell office:value-type="float" office:value="0.441825468649" calcext:value-type="float">
            <text:p>0.441825468649</text:p>
          </table:table-cell>
          <table:table-cell office:value-type="float" office:value="0.110982" calcext:value-type="float">
            <text:p>0.110982</text:p>
          </table:table-cell>
          <table:table-cell office:value-type="float" office:value="0.284451575048" calcext:value-type="float">
            <text:p>0.284451575048</text:p>
          </table:table-cell>
          <table:table-cell office:value-type="float" office:value="0.328303507147" calcext:value-type="float">
            <text:p>0.3283035071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300005072997" calcext:value-type="float">
            <text:p>0.300005072997</text:p>
          </table:table-cell>
          <table:table-cell office:value-type="float" office:value="0.448200978397" calcext:value-type="float">
            <text:p>0.448200978397</text:p>
          </table:table-cell>
          <table:table-cell office:value-type="float" office:value="0.130402" calcext:value-type="float">
            <text:p>0.130402</text:p>
          </table:table-cell>
          <table:table-cell office:value-type="float" office:value="0.321249020104" calcext:value-type="float">
            <text:p>0.321249020104</text:p>
          </table:table-cell>
          <table:table-cell office:value-type="float" office:value="0.359426569702" calcext:value-type="float">
            <text:p>0.3594265697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314035583908" calcext:value-type="float">
            <text:p>0.314035583908</text:p>
          </table:table-cell>
          <table:table-cell office:value-type="float" office:value="0.417190694247" calcext:value-type="float">
            <text:p>0.417190694247</text:p>
          </table:table-cell>
          <table:table-cell office:value-type="float" office:value="0.157534" calcext:value-type="float">
            <text:p>0.157534</text:p>
          </table:table-cell>
          <table:table-cell office:value-type="float" office:value="0.330373289217" calcext:value-type="float">
            <text:p>0.330373289217</text:p>
          </table:table-cell>
          <table:table-cell office:value-type="float" office:value="0.358337021474" calcext:value-type="float">
            <text:p>0.358337021474</text:p>
          </table:table-cell>
        </table:table-row>
        <table:table-row table:style-name="ro1">
          <table:table-cell table:number-columns-repeated="5"/>
          <table:table-cell table:style-name="ce1" table:formula="of:=AVERAGE([.F34:.F41])" office:value-type="float" office:value="0.2985662533185" calcext:value-type="float">
            <text:p>0.2985662533185</text:p>
          </table:table-cell>
          <table:table-cell table:style-name="ce1" table:formula="of:=AVERAGE([.G34:.G41])" office:value-type="float" office:value="0.440027434215375" calcext:value-type="float">
            <text:p>0.440027434215375</text:p>
          </table:table-cell>
          <table:table-cell table:style-name="ce1" table:formula="of:=AVERAGE([.H34:.H41])" office:value-type="float" office:value="0.133896" calcext:value-type="float">
            <text:p>0.133896</text:p>
          </table:table-cell>
          <table:table-cell table:style-name="ce1" table:formula="of:=AVERAGE([.I34:.I41])" office:value-type="float" office:value="0.31891361871075" calcext:value-type="float">
            <text:p>0.31891361871075</text:p>
          </table:table-cell>
          <table:table-cell table:style-name="ce1" table:formula="of:=AVERAGE([.J34:.J41])" office:value-type="float" office:value="0.3553822750875" calcext:value-type="float">
            <text:p>0.3553822750875</text:p>
          </table:table-cell>
        </table:table-row>
        <table:table-row table:style-name="ro1">
          <table:table-cell table:number-columns-repeated="5"/>
          <table:table-cell table:style-name="ce2" table:formula="of:=STDEV([.F34:.F41])/SQRT(8)" office:value-type="float" office:value="0.0059781912209297" calcext:value-type="float">
            <text:p>0.00597819122093</text:p>
          </table:table-cell>
          <table:table-cell table:style-name="ce2" table:formula="of:=STDEV([.G34:.G41])/SQRT(8)" office:value-type="float" office:value="0.00590493966893176" calcext:value-type="float">
            <text:p>0.005904939668932</text:p>
          </table:table-cell>
          <table:table-cell table:style-name="ce2" table:formula="of:=STDEV([.H34:.H41])/SQRT(8)" office:value-type="float" office:value="0.00490561456394609" calcext:value-type="float">
            <text:p>0.004905614563946</text:p>
          </table:table-cell>
          <table:table-cell table:style-name="ce2" table:formula="of:=STDEV([.I34:.I41])/SQRT(8)" office:value-type="float" office:value="0.00553735653610046" calcext:value-type="float">
            <text:p>0.0055373565361</text:p>
          </table:table-cell>
          <table:table-cell table:style-name="ce2" table:formula="of:=STDEV([.J34:.J41])/SQRT(8)" office:value-type="float" office:value="0.00475420946820534" calcext:value-type="float">
            <text:p>0.00475420946820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940900184" calcext:value-type="float">
            <text:p>0.32940900184</text:p>
          </table:table-cell>
          <table:table-cell office:value-type="float" office:value="0.462641090338" calcext:value-type="float">
            <text:p>0.462641090338</text:p>
          </table:table-cell>
          <table:table-cell office:value-type="float" office:value="0.147712" calcext:value-type="float">
            <text:p>0.147712</text:p>
          </table:table-cell>
          <table:table-cell office:value-type="float" office:value="0.349541288787" calcext:value-type="float">
            <text:p>0.349541288787</text:p>
          </table:table-cell>
          <table:table-cell office:value-type="float" office:value="0.384819448374" calcext:value-type="float">
            <text:p>0.3848194483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04483254341" calcext:value-type="float">
            <text:p>0.304483254341</text:p>
          </table:table-cell>
          <table:table-cell office:value-type="float" office:value="0.411121831329" calcext:value-type="float">
            <text:p>0.411121831329</text:p>
          </table:table-cell>
          <table:table-cell office:value-type="float" office:value="0.142123" calcext:value-type="float">
            <text:p>0.142123</text:p>
          </table:table-cell>
          <table:table-cell office:value-type="float" office:value="0.32114315742" calcext:value-type="float">
            <text:p>0.32114315742</text:p>
          </table:table-cell>
          <table:table-cell office:value-type="float" office:value="0.349856968992" calcext:value-type="float">
            <text:p>0.34985696899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06353623747" calcext:value-type="float">
            <text:p>0.306353623747</text:p>
          </table:table-cell>
          <table:table-cell office:value-type="float" office:value="0.49952764051" calcext:value-type="float">
            <text:p>0.49952764051</text:p>
          </table:table-cell>
          <table:table-cell office:value-type="float" office:value="0.122995" calcext:value-type="float">
            <text:p>0.122995</text:p>
          </table:table-cell>
          <table:table-cell office:value-type="float" office:value="0.332034022867" calcext:value-type="float">
            <text:p>0.332034022867</text:p>
          </table:table-cell>
          <table:table-cell office:value-type="float" office:value="0.379788213523" calcext:value-type="float">
            <text:p>0.37978821352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56682207392" calcext:value-type="float">
            <text:p>0.356682207392</text:p>
          </table:table-cell>
          <table:table-cell office:value-type="float" office:value="0.507642191248" calcext:value-type="float">
            <text:p>0.507642191248</text:p>
          </table:table-cell>
          <table:table-cell office:value-type="float" office:value="0.188083" calcext:value-type="float">
            <text:p>0.188083</text:p>
          </table:table-cell>
          <table:table-cell office:value-type="float" office:value="0.379237330793" calcext:value-type="float">
            <text:p>0.379237330793</text:p>
          </table:table-cell>
          <table:table-cell office:value-type="float" office:value="0.418979118545" calcext:value-type="float">
            <text:p>0.4189791185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3514499419" calcext:value-type="float">
            <text:p>0.33514499419</text:p>
          </table:table-cell>
          <table:table-cell office:value-type="float" office:value="0.460010286853" calcext:value-type="float">
            <text:p>0.460010286853</text:p>
          </table:table-cell>
          <table:table-cell office:value-type="float" office:value="0.148373" calcext:value-type="float">
            <text:p>0.148373</text:p>
          </table:table-cell>
          <table:table-cell office:value-type="float" office:value="0.354383797244" calcext:value-type="float">
            <text:p>0.354383797244</text:p>
          </table:table-cell>
          <table:table-cell office:value-type="float" office:value="0.387773680413" calcext:value-type="float">
            <text:p>0.38777368041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02823657221" calcext:value-type="float">
            <text:p>0.302823657221</text:p>
          </table:table-cell>
          <table:table-cell office:value-type="float" office:value="0.454069197327" calcext:value-type="float">
            <text:p>0.454069197327</text:p>
          </table:table-cell>
          <table:table-cell office:value-type="float" office:value="0.141908" calcext:value-type="float">
            <text:p>0.141908</text:p>
          </table:table-cell>
          <table:table-cell office:value-type="float" office:value="0.32443694491" calcext:value-type="float">
            <text:p>0.32443694491</text:p>
          </table:table-cell>
          <table:table-cell office:value-type="float" office:value="0.363335164653" calcext:value-type="float">
            <text:p>0.3633351646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307682674463" calcext:value-type="float">
            <text:p>0.307682674463</text:p>
          </table:table-cell>
          <table:table-cell office:value-type="float" office:value="0.511277389277" calcext:value-type="float">
            <text:p>0.511277389277</text:p>
          </table:table-cell>
          <table:table-cell office:value-type="float" office:value="0.161559" calcext:value-type="float">
            <text:p>0.161559</text:p>
          </table:table-cell>
          <table:table-cell office:value-type="float" office:value="0.334307450557" calcext:value-type="float">
            <text:p>0.334307450557</text:p>
          </table:table-cell>
          <table:table-cell office:value-type="float" office:value="0.384173054317" calcext:value-type="float">
            <text:p>0.38417305431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22244949294" calcext:value-type="float">
            <text:p>0.322244949294</text:p>
          </table:table-cell>
          <table:table-cell office:value-type="float" office:value="0.509852883461" calcext:value-type="float">
            <text:p>0.509852883461</text:p>
          </table:table-cell>
          <table:table-cell office:value-type="float" office:value="0.151972" calcext:value-type="float">
            <text:p>0.151972</text:p>
          </table:table-cell>
          <table:table-cell office:value-type="float" office:value="0.347843807411" calcext:value-type="float">
            <text:p>0.347843807411</text:p>
          </table:table-cell>
          <table:table-cell office:value-type="float" office:value="0.394899518087" calcext:value-type="float">
            <text:p>0.394899518087</text:p>
          </table:table-cell>
        </table:table-row>
        <table:table-row table:style-name="ro1">
          <table:table-cell table:number-columns-repeated="5"/>
          <table:table-cell table:style-name="ce1" table:formula="of:=AVERAGE([.F45:.F52])" office:value-type="float" office:value="0.320603045311" calcext:value-type="float">
            <text:p>0.320603045311</text:p>
          </table:table-cell>
          <table:table-cell table:style-name="ce1" table:formula="of:=AVERAGE([.G45:.G52])" office:value-type="float" office:value="0.477017813792875" calcext:value-type="float">
            <text:p>0.477017813792875</text:p>
          </table:table-cell>
          <table:table-cell table:style-name="ce1" table:formula="of:=AVERAGE([.H45:.H52])" office:value-type="float" office:value="0.150590625" calcext:value-type="float">
            <text:p>0.150590625</text:p>
          </table:table-cell>
          <table:table-cell table:style-name="ce1" table:formula="of:=AVERAGE([.I45:.I52])" office:value-type="float" office:value="0.342865974998625" calcext:value-type="float">
            <text:p>0.342865974998625</text:p>
          </table:table-cell>
          <table:table-cell table:style-name="ce1" table:formula="of:=AVERAGE([.J45:.J52])" office:value-type="float" office:value="0.382953145863" calcext:value-type="float">
            <text:p>0.382953145863</text:p>
          </table:table-cell>
        </table:table-row>
        <table:table-row table:style-name="ro1">
          <table:table-cell table:number-columns-repeated="5"/>
          <table:table-cell table:style-name="ce2" table:formula="of:=STDEV([.F45:.F52])/SQRT(8)" office:value-type="float" office:value="0.00673391102697532" calcext:value-type="float">
            <text:p>0.006733911026975</text:p>
          </table:table-cell>
          <table:table-cell table:style-name="ce2" table:formula="of:=STDEV([.G45:.G52])/SQRT(8)" office:value-type="float" office:value="0.0127203933271803" calcext:value-type="float">
            <text:p>0.01272039332718</text:p>
          </table:table-cell>
          <table:table-cell table:style-name="ce2" table:formula="of:=STDEV([.H45:.H52])/SQRT(8)" office:value-type="float" office:value="0.00661397754471948" calcext:value-type="float">
            <text:p>0.006613977544719</text:p>
          </table:table-cell>
          <table:table-cell table:style-name="ce2" table:formula="of:=STDEV([.I45:.I52])/SQRT(8)" office:value-type="float" office:value="0.00671746638895494" calcext:value-type="float">
            <text:p>0.006717466388955</text:p>
          </table:table-cell>
          <table:table-cell table:style-name="ce2" table:formula="of:=STDEV([.J45:.J52])/SQRT(8)" office:value-type="float" office:value="0.00726910566197086" calcext:value-type="float">
            <text:p>0.00726910566197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9851827296" calcext:value-type="float">
            <text:p>0.349851827296</text:p>
          </table:table-cell>
          <table:table-cell office:value-type="float" office:value="0.4370765113" calcext:value-type="float">
            <text:p>0.4370765113</text:p>
          </table:table-cell>
          <table:table-cell office:value-type="float" office:value="0.173317" calcext:value-type="float">
            <text:p>0.173317</text:p>
          </table:table-cell>
          <table:table-cell office:value-type="float" office:value="0.364395878287" calcext:value-type="float">
            <text:p>0.364395878287</text:p>
          </table:table-cell>
          <table:table-cell office:value-type="float" office:value="0.388630091577" calcext:value-type="float">
            <text:p>0.3886300915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76418966338" calcext:value-type="float">
            <text:p>0.376418966338</text:p>
          </table:table-cell>
          <table:table-cell office:value-type="float" office:value="0.506477180704" calcext:value-type="float">
            <text:p>0.506477180704</text:p>
          </table:table-cell>
          <table:table-cell office:value-type="float" office:value="0.191318" calcext:value-type="float">
            <text:p>0.191318</text:p>
          </table:table-cell>
          <table:table-cell office:value-type="float" office:value="0.396797692702" calcext:value-type="float">
            <text:p>0.396797692702</text:p>
          </table:table-cell>
          <table:table-cell office:value-type="float" office:value="0.431868725383" calcext:value-type="float">
            <text:p>0.43186872538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57708733514" calcext:value-type="float">
            <text:p>0.357708733514</text:p>
          </table:table-cell>
          <table:table-cell office:value-type="float" office:value="0.430931092437" calcext:value-type="float">
            <text:p>0.430931092437</text:p>
          </table:table-cell>
          <table:table-cell office:value-type="float" office:value="0.176025" calcext:value-type="float">
            <text:p>0.176025</text:p>
          </table:table-cell>
          <table:table-cell office:value-type="float" office:value="0.370292504394" calcext:value-type="float">
            <text:p>0.370292504394</text:p>
          </table:table-cell>
          <table:table-cell office:value-type="float" office:value="0.390920697218" calcext:value-type="float">
            <text:p>0.3909206972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8066961802" calcext:value-type="float">
            <text:p>0.368066961802</text:p>
          </table:table-cell>
          <table:table-cell office:value-type="float" office:value="0.429973707852" calcext:value-type="float">
            <text:p>0.429973707852</text:p>
          </table:table-cell>
          <table:table-cell office:value-type="float" office:value="0.180029" calcext:value-type="float">
            <text:p>0.180029</text:p>
          </table:table-cell>
          <table:table-cell office:value-type="float" office:value="0.378979914332" calcext:value-type="float">
            <text:p>0.378979914332</text:p>
          </table:table-cell>
          <table:table-cell office:value-type="float" office:value="0.396619175743" calcext:value-type="float">
            <text:p>0.3966191757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365924206762" calcext:value-type="float">
            <text:p>0.365924206762</text:p>
          </table:table-cell>
          <table:table-cell office:value-type="float" office:value="0.492991947515" calcext:value-type="float">
            <text:p>0.492991947515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0.38581270559" calcext:value-type="float">
            <text:p>0.38581270559</text:p>
          </table:table-cell>
          <table:table-cell office:value-type="float" office:value="0.420058899663" calcext:value-type="float">
            <text:p>0.42005889966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7774206677" calcext:value-type="float">
            <text:p>0.37774206677</text:p>
          </table:table-cell>
          <table:table-cell office:value-type="float" office:value="0.551314405889" calcext:value-type="float">
            <text:p>0.551314405889</text:p>
          </table:table-cell>
          <table:table-cell office:value-type="float" office:value="0.19438" calcext:value-type="float">
            <text:p>0.19438</text:p>
          </table:table-cell>
          <table:table-cell office:value-type="float" office:value="0.40312556734" calcext:value-type="float">
            <text:p>0.40312556734</text:p>
          </table:table-cell>
          <table:table-cell office:value-type="float" office:value="0.448314282821" calcext:value-type="float">
            <text:p>0.44831428282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74514637378" calcext:value-type="float">
            <text:p>0.374514637378</text:p>
          </table:table-cell>
          <table:table-cell office:value-type="float" office:value="0.456767325839" calcext:value-type="float">
            <text:p>0.456767325839</text:p>
          </table:table-cell>
          <table:table-cell office:value-type="float" office:value="0.151445" calcext:value-type="float">
            <text:p>0.151445</text:p>
          </table:table-cell>
          <table:table-cell office:value-type="float" office:value="0.388506761513" calcext:value-type="float">
            <text:p>0.388506761513</text:p>
          </table:table-cell>
          <table:table-cell office:value-type="float" office:value="0.411571661535" calcext:value-type="float">
            <text:p>0.411571661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353849786657" calcext:value-type="float">
            <text:p>0.353849786657</text:p>
          </table:table-cell>
          <table:table-cell office:value-type="float" office:value="0.507672681476" calcext:value-type="float">
            <text:p>0.507672681476</text:p>
          </table:table-cell>
          <table:table-cell office:value-type="float" office:value="0.191702" calcext:value-type="float">
            <text:p>0.191702</text:p>
          </table:table-cell>
          <table:table-cell office:value-type="float" office:value="0.376676070475" calcext:value-type="float">
            <text:p>0.376676070475</text:p>
          </table:table-cell>
          <table:table-cell office:value-type="float" office:value="0.41702886849" calcext:value-type="float">
            <text:p>0.41702886849</text:p>
          </table:table-cell>
        </table:table-row>
        <table:table-row table:style-name="ro1">
          <table:table-cell table:number-columns-repeated="5"/>
          <table:table-cell table:style-name="ce1" table:formula="of:=AVERAGE([.F56:.F63])" office:value-type="float" office:value="0.365509648314625" calcext:value-type="float">
            <text:p>0.365509648314625</text:p>
          </table:table-cell>
          <table:table-cell table:style-name="ce1" table:formula="of:=AVERAGE([.G56:.G63])" office:value-type="float" office:value="0.4766506066265" calcext:value-type="float">
            <text:p>0.4766506066265</text:p>
          </table:table-cell>
          <table:table-cell table:style-name="ce1" table:formula="of:=AVERAGE([.H56:.H63])" office:value-type="float" office:value="0.17598325" calcext:value-type="float">
            <text:p>0.17598325</text:p>
          </table:table-cell>
          <table:table-cell table:style-name="ce1" table:formula="of:=AVERAGE([.I56:.I63])" office:value-type="float" office:value="0.383073386829125" calcext:value-type="float">
            <text:p>0.383073386829125</text:p>
          </table:table-cell>
          <table:table-cell table:style-name="ce1" table:formula="of:=AVERAGE([.J56:.J63])" office:value-type="float" office:value="0.41312655030375" calcext:value-type="float">
            <text:p>0.41312655030375</text:p>
          </table:table-cell>
        </table:table-row>
        <table:table-row table:style-name="ro1">
          <table:table-cell table:number-columns-repeated="5"/>
          <table:table-cell table:style-name="ce2" table:formula="of:=STDEV([.F56:.F63])/SQRT(8)" office:value-type="float" office:value="0.00377591243624328" calcext:value-type="float">
            <text:p>0.003775912436243</text:p>
          </table:table-cell>
          <table:table-cell table:style-name="ce2" table:formula="of:=STDEV([.G56:.G63])/SQRT(8)" office:value-type="float" office:value="0.0157685133393304" calcext:value-type="float">
            <text:p>0.01576851333933</text:p>
          </table:table-cell>
          <table:table-cell table:style-name="ce2" table:formula="of:=STDEV([.H56:.H63])/SQRT(8)" office:value-type="float" office:value="0.00618136393221593" calcext:value-type="float">
            <text:p>0.006181363932216</text:p>
          </table:table-cell>
          <table:table-cell table:style-name="ce2" table:formula="of:=STDEV([.I56:.I63])/SQRT(8)" office:value-type="float" office:value="0.00462399486653802" calcext:value-type="float">
            <text:p>0.004623994866538</text:p>
          </table:table-cell>
          <table:table-cell table:style-name="ce2" table:formula="of:=STDEV([.J56:.J63])/SQRT(8)" office:value-type="float" office:value="0.00734460284915488" calcext:value-type="float">
            <text:p>0.00734460284915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03335405092" calcext:value-type="float">
            <text:p>0.503335405092</text:p>
          </table:table-cell>
          <table:table-cell office:value-type="float" office:value="0.531623809524" calcext:value-type="float">
            <text:p>0.531623809524</text:p>
          </table:table-cell>
          <table:table-cell office:value-type="float" office:value="0.276991" calcext:value-type="float">
            <text:p>0.276991</text:p>
          </table:table-cell>
          <table:table-cell office:value-type="float" office:value="0.508749653169" calcext:value-type="float">
            <text:p>0.508749653169</text:p>
          </table:table-cell>
          <table:table-cell office:value-type="float" office:value="0.517093005684" calcext:value-type="float">
            <text:p>0.5170930056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511644828627" calcext:value-type="float">
            <text:p>0.511644828627</text:p>
          </table:table-cell>
          <table:table-cell office:value-type="float" office:value="0.606101755218" calcext:value-type="float">
            <text:p>0.606101755218</text:p>
          </table:table-cell>
          <table:table-cell office:value-type="float" office:value="0.33142" calcext:value-type="float">
            <text:p>0.33142</text:p>
          </table:table-cell>
          <table:table-cell office:value-type="float" office:value="0.528105163967" calcext:value-type="float">
            <text:p>0.528105163967</text:p>
          </table:table-cell>
          <table:table-cell office:value-type="float" office:value="0.554882176624" calcext:value-type="float">
            <text:p>0.55488217662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12396615502" calcext:value-type="float">
            <text:p>0.512396615502</text:p>
          </table:table-cell>
          <table:table-cell office:value-type="float" office:value="0.612683823529" calcext:value-type="float">
            <text:p>0.612683823529</text:p>
          </table:table-cell>
          <table:table-cell office:value-type="float" office:value="0.331753" calcext:value-type="float">
            <text:p>0.331753</text:p>
          </table:table-cell>
          <table:table-cell office:value-type="float" office:value="0.529738680431" calcext:value-type="float">
            <text:p>0.529738680431</text:p>
          </table:table-cell>
          <table:table-cell office:value-type="float" office:value="0.558070528396" calcext:value-type="float">
            <text:p>0.5580705283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505097464811" calcext:value-type="float">
            <text:p>0.505097464811</text:p>
          </table:table-cell>
          <table:table-cell office:value-type="float" office:value="0.54839047619" calcext:value-type="float">
            <text:p>0.54839047619</text:p>
          </table:table-cell>
          <table:table-cell office:value-type="float" office:value="0.277929" calcext:value-type="float">
            <text:p>0.277929</text:p>
          </table:table-cell>
          <table:table-cell office:value-type="float" office:value="0.513200447551" calcext:value-type="float">
            <text:p>0.513200447551</text:p>
          </table:table-cell>
          <table:table-cell office:value-type="float" office:value="0.525854408902" calcext:value-type="float">
            <text:p>0.5258544089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519122377194" calcext:value-type="float">
            <text:p>0.519122377194</text:p>
          </table:table-cell>
          <table:table-cell office:value-type="float" office:value="0.635016434319" calcext:value-type="float">
            <text:p>0.635016434319</text:p>
          </table:table-cell>
          <table:table-cell office:value-type="float" office:value="0.331736" calcext:value-type="float">
            <text:p>0.331736</text:p>
          </table:table-cell>
          <table:table-cell office:value-type="float" office:value="0.538788771083" calcext:value-type="float">
            <text:p>0.538788771083</text:p>
          </table:table-cell>
          <table:table-cell office:value-type="float" office:value="0.571250594214" calcext:value-type="float">
            <text:p>0.57125059421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02489982969" calcext:value-type="float">
            <text:p>0.502489982969</text:p>
          </table:table-cell>
          <table:table-cell office:value-type="float" office:value="0.526402845207" calcext:value-type="float">
            <text:p>0.526402845207</text:p>
          </table:table-cell>
          <table:table-cell office:value-type="float" office:value="0.276652" calcext:value-type="float">
            <text:p>0.276652</text:p>
          </table:table-cell>
          <table:table-cell office:value-type="float" office:value="0.507097155798" calcext:value-type="float">
            <text:p>0.507097155798</text:p>
          </table:table-cell>
          <table:table-cell office:value-type="float" office:value="0.514168530443" calcext:value-type="float">
            <text:p>0.51416853044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503302119813" calcext:value-type="float">
            <text:p>0.503302119813</text:p>
          </table:table-cell>
          <table:table-cell office:value-type="float" office:value="0.535082420684" calcext:value-type="float">
            <text:p>0.535082420684</text:p>
          </table:table-cell>
          <table:table-cell office:value-type="float" office:value="0.277119" calcext:value-type="float">
            <text:p>0.277119</text:p>
          </table:table-cell>
          <table:table-cell office:value-type="float" office:value="0.50935254362" calcext:value-type="float">
            <text:p>0.50935254362</text:p>
          </table:table-cell>
          <table:table-cell office:value-type="float" office:value="0.5187059439" calcext:value-type="float">
            <text:p>0.518705943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42538877441" calcext:value-type="float">
            <text:p>0.542538877441</text:p>
          </table:table-cell>
          <table:table-cell office:value-type="float" office:value="0.629147358665" calcext:value-type="float">
            <text:p>0.629147358665</text:p>
          </table:table-cell>
          <table:table-cell office:value-type="float" office:value="0.348118" calcext:value-type="float">
            <text:p>0.348118</text:p>
          </table:table-cell>
          <table:table-cell office:value-type="float" office:value="0.557898961552" calcext:value-type="float">
            <text:p>0.557898961552</text:p>
          </table:table-cell>
          <table:table-cell office:value-type="float" office:value="0.5826421634" calcext:value-type="float">
            <text:p>0.5826421634</text:p>
          </table:table-cell>
        </table:table-row>
        <table:table-row table:style-name="ro1">
          <table:table-cell table:number-columns-repeated="5"/>
          <table:table-cell table:style-name="ce1" table:formula="of:=AVERAGE([.F67:.F74])" office:value-type="float" office:value="0.512490958931125" calcext:value-type="float">
            <text:p>0.512490958931125</text:p>
          </table:table-cell>
          <table:table-cell table:style-name="ce1" table:formula="of:=AVERAGE([.G67:.G74])" office:value-type="float" office:value="0.578056115417" calcext:value-type="float">
            <text:p>0.578056115417</text:p>
          </table:table-cell>
          <table:table-cell table:style-name="ce1" table:formula="of:=AVERAGE([.H67:.H74])" office:value-type="float" office:value="0.30646475" calcext:value-type="float">
            <text:p>0.30646475</text:p>
          </table:table-cell>
          <table:table-cell table:style-name="ce1" table:formula="of:=AVERAGE([.I67:.I74])" office:value-type="float" office:value="0.524116422146375" calcext:value-type="float">
            <text:p>0.524116422146375</text:p>
          </table:table-cell>
          <table:table-cell table:style-name="ce1" table:formula="of:=AVERAGE([.J67:.J74])" office:value-type="float" office:value="0.542833418945375" calcext:value-type="float">
            <text:p>0.542833418945375</text:p>
          </table:table-cell>
        </table:table-row>
        <table:table-row table:style-name="ro1">
          <table:table-cell table:number-columns-repeated="5"/>
          <table:table-cell table:style-name="ce2" table:formula="of:=STDEV([.F67:.F74])/SQRT(8)" office:value-type="float" office:value="0.00476317750723993" calcext:value-type="float">
            <text:p>0.00476317750724</text:p>
          </table:table-cell>
          <table:table-cell table:style-name="ce2" table:formula="of:=STDEV([.G67:.G74])/SQRT(8)" office:value-type="float" office:value="0.0165784052151011" calcext:value-type="float">
            <text:p>0.016578405215101</text:p>
          </table:table-cell>
          <table:table-cell table:style-name="ce2" table:formula="of:=STDEV([.H67:.H74])/SQRT(8)" office:value-type="float" office:value="0.011235191424636" calcext:value-type="float">
            <text:p>0.011235191424636</text:p>
          </table:table-cell>
          <table:table-cell table:style-name="ce2" table:formula="of:=STDEV([.I67:.I74])/SQRT(8)" office:value-type="float" office:value="0.00636253159954362" calcext:value-type="float">
            <text:p>0.006362531599544</text:p>
          </table:table-cell>
          <table:table-cell table:style-name="ce2" table:formula="of:=STDEV([.J67:.J74])/SQRT(8)" office:value-type="float" office:value="0.00956582513910487" calcext:value-type="float">
            <text:p>0.009565825139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5:35:00.872774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2$Linux_X86_64 LibreOffice_project/20m0$Build-2</meta:generator>
    <dc:date>2016-12-21T15:36:37.900353104</dc:date>
    <dc:creator>Dimitrios Pritsos</dc:creator>
    <meta:editing-duration>PT1M37S</meta:editing-duration>
    <meta:editing-cycles>1</meta:editing-cycles>
    <meta:document-statistic meta:table-count="1" meta:cell-count="630" meta:object-count="0"/>
  </office:meta>
</office:document-meta>
</file>